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ZuprüfendePunkte" style:family="table">
      <style:table-properties style:width="17cm" table:align="margins"/>
    </style:style>
    <style:style style:name="ZuprüfendePunkte.A" style:family="table-column">
      <style:table-column-properties style:column-width="5.667cm" style:rel-column-width="21845*"/>
    </style:style>
    <style:style style:name="ZuprüfendePunkte.A1" style:family="table-cell">
      <style:table-cell-properties fo:padding="0cm" fo:border="none" style:writing-mode="page"/>
    </style:style>
    <style:style style:name="ZuprüfendePunkte.11" style:family="table-row">
      <style:table-row-properties style:min-row-height="0.402cm"/>
    </style:style>
    <style:style style:name="P1" style:family="paragraph" style:parent-style-name="Standard">
      <style:text-properties officeooo:rsid="0013123d" officeooo:paragraph-rsid="0013123d"/>
    </style:style>
    <style:style style:name="P2" style:family="paragraph" style:parent-style-name="Standard">
      <style:text-properties officeooo:rsid="0013a300" officeooo:paragraph-rsid="0013a300"/>
    </style:style>
    <style:style style:name="P3" style:family="paragraph" style:parent-style-name="Table_20_Contents">
      <style:text-properties officeooo:rsid="0013a300" officeooo:paragraph-rsid="0013a300"/>
    </style:style>
    <style:style style:name="P4" style:family="paragraph" style:parent-style-name="Table_20_Heading">
      <style:text-properties officeooo:rsid="0013a300" officeooo:paragraph-rsid="0013a300"/>
    </style:style>
    <style:style style:name="P5" style:family="paragraph" style:parent-style-name="Standard">
      <style:text-properties officeooo:rsid="0016f179" officeooo:paragraph-rsid="0016f179"/>
    </style:style>
    <style:style style:name="P6" style:family="paragraph" style:parent-style-name="Table_20_Contents">
      <style:text-properties officeooo:rsid="0016f179" officeooo:paragraph-rsid="0016f179"/>
    </style:style>
    <style:style style:name="P7" style:family="paragraph" style:parent-style-name="Table_20_Contents">
      <style:text-properties officeooo:rsid="0015a22a" officeooo:paragraph-rsid="0015a22a"/>
    </style:style>
    <style:style style:name="P8" style:family="paragraph" style:parent-style-name="Table_20_Contents">
      <style:text-properties officeooo:rsid="00161018" officeooo:paragraph-rsid="00161018"/>
    </style:style>
    <style:style style:name="P9" style:family="paragraph" style:parent-style-name="Table_20_Contents">
      <style:text-properties officeooo:rsid="0016ae26" officeooo:paragraph-rsid="0016ae26"/>
    </style:style>
    <style:style style:name="P10" style:family="paragraph" style:parent-style-name="Table_20_Contents">
      <style:text-properties officeooo:rsid="001796aa" officeooo:paragraph-rsid="001796aa"/>
    </style:style>
    <style:style style:name="T1" style:family="text">
      <style:text-properties officeooo:rsid="0016ae26"/>
    </style:style>
    <style:style style:name="T2" style:family="text">
      <style:text-properties officeooo:rsid="001a7a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undlage dieser Checklist ist das Dokument „SYS.1.1 allgemeiner Server“ des BSI Grundschutzhandbuchs.</text:p>
      <text:p text:style-name="P2">Hier geht es um die allgemeinen Sicherheitsrichtlinien für den Betrieb eines Servers.</text:p>
      <text:p text:style-name="P2"/>
      <table:table table:name="ZuprüfendePunkte" table:style-name="ZuprüfendePunkte">
        <table:table-column table:style-name="ZuprüfendePunkte.A" table:number-columns-repeated="3"/>
        <table:table-header-rows>
          <table:table-row>
            <table:table-cell table:style-name="ZuprüfendePunkte.A1" office:value-type="string">
              <text:p text:style-name="P4">Zu prüfende Einstellung</text:p>
            </table:table-cell>
            <table:table-cell table:style-name="ZuprüfendePunkte.A1" office:value-type="string">
              <text:p text:style-name="P4">Soll</text:p>
            </table:table-cell>
            <table:table-cell table:style-name="ZuprüfendePunkte.A1" office:value-type="string">
              <text:p text:style-name="P4">Ist</text:p>
            </table:table-cell>
          </table:table-row>
        </table:table-header-rows>
        <table:table-row>
          <table:table-cell table:style-name="ZuprüfendePunkte.A1" office:value-type="string">
            <text:p text:style-name="P8">Planung der Installation</text:p>
          </table:table-cell>
          <table:table-cell table:style-name="ZuprüfendePunkte.A1" office:value-type="string">
            <text:p text:style-name="P8">Gibt es eine Anleitung zur Installation neuer Domaincontroller/<text:span text:style-name="T2">Fileserver</text:span>?</text:p>
            <text:p text:style-name="P8">Die Anleitung sollte die folgenden Punkte beinhalten:</text:p>
            <text:p text:style-name="P8">- Auswahl des Betriebssystems</text:p>
            <text:p text:style-name="P8">- Größe des Arbeitsspeicher</text:p>
            <text:p text:style-name="P8">- Größe der Festplatte (Partitionen)</text:p>
            <text:p text:style-name="P8">- Anzahl der CPUs</text:p>
            <text:p text:style-name="P8">- Anbindung an das Monitoring </text:p>
          </table:table-cell>
          <table:table-cell table:style-name="ZuprüfendePunkte.A1" office:value-type="string">
            <text:p text:style-name="Table_20_Contents"/>
          </table:table-cell>
        </table:table-row>
        <table:table-row>
          <table:table-cell table:style-name="ZuprüfendePunkte.A1" office:value-type="string">
            <text:p text:style-name="P3">Partitionierung der Systeme</text:p>
          </table:table-cell>
          <table:table-cell table:style-name="ZuprüfendePunkte.A1" office:value-type="string">
            <text:p text:style-name="P3">Die Verzeichnisse /var /usr /home /boot sollten auf eigenen Partitionen installiert werde. Wobei die Partitionen /usr und /boot read-only gemoutet werden sollen. Nur beim Systemupdate sollten diese Partitionen beschreibbar sein.</text:p>
          </table:table-cell>
          <table:table-cell table:style-name="ZuprüfendePunkte.A1" office:value-type="string">
            <text:p text:style-name="Table_20_Contents"/>
          </table:table-cell>
        </table:table-row>
        <table:table-row>
          <table:table-cell table:style-name="ZuprüfendePunkte.A1" office:value-type="string">
            <text:p text:style-name="P3">Installiert Dienste und Pakete nach der Grundinstallation</text:p>
          </table:table-cell>
          <table:table-cell table:style-name="ZuprüfendePunkte.A1" office:value-type="string">
            <text:p text:style-name="P3">Welche zusätzlichen Pakete und Dienste wurde auf den Domaincontrollern/<text:span text:style-name="T2">Fileserver</text:span> installiert. Samba muss hier nicht berücksichtigt werden.</text:p>
          </table:table-cell>
          <table:table-cell table:style-name="ZuprüfendePunkte.A1" office:value-type="string">
            <text:p text:style-name="Table_20_Contents"/>
          </table:table-cell>
        </table:table-row>
        <table:table-row>
          <table:table-cell table:style-name="ZuprüfendePunkte.A1" office:value-type="string">
            <text:p text:style-name="P7">Wer hat Zugriff auf die Log-Files? Gibt es eventuell einen zentralen Log-Host um alle Log-files zentral zu speichern. </text:p>
          </table:table-cell>
          <table:table-cell table:style-name="ZuprüfendePunkte.A1" office:value-type="string">
            <text:p text:style-name="P7">Log-Files aller Domaincontroller/<text:span text:style-name="T2">Fileserver</text:span> sollten auf einem zentralen Log-Host gespeichert werden, so kann bei einem Sicherheitsvorfall immer noch auf das Log zugegriffen werden. Ein Angreifer hat so nicht die Möglichkeit Log-Files zu manipulieren. </text:p>
          </table:table-cell>
          <table:table-cell table:style-name="ZuprüfendePunkte.A1" office:value-type="string">
            <text:p text:style-name="Table_20_Contents"/>
          </table:table-cell>
        </table:table-row>
        <table:table-row>
          <table:table-cell table:style-name="ZuprüfendePunkte.A1" office:value-type="string">
            <text:p text:style-name="P8">Updates</text:p>
          </table:table-cell>
          <table:table-cell table:style-name="ZuprüfendePunkte.A1" office:value-type="string">
            <text:p text:style-name="P8">Es sollte eine Anweisen geben, wie und wann der Server zu aktualisieren ist. Auch wer für die Aktualisierung verantwortlich ist, sollte dokumentiert werden. Der Verlauf der Aktualisierungen ist zu protokollieren.</text:p>
          </table:table-cell>
          <table:table-cell table:style-name="ZuprüfendePunkte.A1" office:value-type="string">
            <text:p text:style-name="Table_20_Contents"/>
          </table:table-cell>
        </table:table-row>
        <table:table-row>
          <table:table-cell table:style-name="ZuprüfendePunkte.A1" office:value-type="string">
            <text:p text:style-name="P8">Netzwerkkonfiguration</text:p>
          </table:table-cell>
          <table:table-cell table:style-name="ZuprüfendePunkte.A1" office:value-type="string">
            <text:p text:style-name="P8">Wenn IPv6 nicht benötigt wird, sollte es systemweit deaktiviert werden. Nur benötigte Netzwerkschnittstellen sollten konfiguriert werden.</text:p>
          </table:table-cell>
          <table:table-cell table:style-name="ZuprüfendePunkte.A1" office:value-type="string">
            <text:p text:style-name="Table_20_Contents"/>
          </table:table-cell>
        </table:table-row>
        <text:soft-page-break/>
        <table:table-row>
          <table:table-cell table:style-name="ZuprüfendePunkte.A1" office:value-type="string">
            <text:p text:style-name="P8">Lokale Paketfilter</text:p>
          </table:table-cell>
          <table:table-cell table:style-name="ZuprüfendePunkte.A1" office:value-type="string">
            <text:p text:style-name="P8">Da ein Domaincontroller sehr viele Ports benötigt, ist ein lokaler Paketfilter auf Domaincontrollern nur schwer realisierbar. <text:span text:style-name="T2">Bei Fileservern gilt das für ausgehende Verbindungen</text:span></text:p>
          </table:table-cell>
          <table:table-cell table:style-name="ZuprüfendePunkte.A1" office:value-type="string">
            <text:p text:style-name="Table_20_Contents"/>
          </table:table-cell>
        </table:table-row>
        <table:table-row>
          <table:table-cell table:style-name="ZuprüfendePunkte.A1" office:value-type="string">
            <text:p text:style-name="P8">Anbindung an das Monitoring</text:p>
          </table:table-cell>
          <table:table-cell table:style-name="ZuprüfendePunkte.A1" office:value-type="string">
            <text:p text:style-name="P8">Alle Domaincontoller/<text:span text:style-name="T2">Fileserver</text:span> sollten über ein Monitoring überwacht werden. <text:span text:style-name="T1">Wichtige Punkte:</text:span></text:p>
            <text:p text:style-name="P8">- <text:span text:style-name="T1">Auslastung CPU</text:span></text:p>
            <text:p text:style-name="P8">- <text:span text:style-name="T1">Auslastung Speicher</text:span></text:p>
            <text:p text:style-name="P8">- <text:span text:style-name="T1">Auslastung der Partitionen</text:span></text:p>
            <text:p text:style-name="P8"/>
          </table:table-cell>
          <table:table-cell table:style-name="ZuprüfendePunkte.A1" office:value-type="string">
            <text:p text:style-name="Table_20_Contents"/>
          </table:table-cell>
        </table:table-row>
        <table:table-row>
          <table:table-cell table:style-name="ZuprüfendePunkte.A1" office:value-type="string">
            <text:p text:style-name="P9">Sicherheitsprüfung des Betriebssystems</text:p>
          </table:table-cell>
          <table:table-cell table:style-name="ZuprüfendePunkte.A1" office:value-type="string">
            <text:p text:style-name="P9">Das System sollte regelmäßig auf unerlaubte Anmeldungen überprüft werden. Abgleich der installierten Pakte gegen eine CVE-Datenbank wie: </text:p>
            <text:p text:style-name="P9"><text:a xlink:type="simple" xlink:href="https://www.cvedetails.com/" text:style-name="Internet_20_link" text:visited-style-name="Visited_20_Internet_20_Link">https://www.cvedetails.com/</text:a> sollte regelmäßig durchgeführt werden. Gerade wenn die Aktualisierung der System von lokalen Update-Servern aus durchgeführt wird.</text:p>
          </table:table-cell>
          <table:table-cell table:style-name="ZuprüfendePunkte.A1" office:value-type="string">
            <text:p text:style-name="Table_20_Contents"/>
          </table:table-cell>
        </table:table-row>
        <table:table-row table:style-name="ZuprüfendePunkte.11">
          <table:table-cell table:style-name="ZuprüfendePunkte.A1" office:value-type="string">
            <text:p text:style-name="P10">Einsatz von HIDS (Host based Intrusion Detection</text:p>
          </table:table-cell>
          <table:table-cell table:style-name="ZuprüfendePunkte.A1" office:value-type="string">
            <text:p text:style-name="P10">Um Angriffe auf ein lokales System möglichst schnell zu erkennen sollten System wie: </text:p>
            <text:p text:style-name="P10">-tripwire</text:p>
            <text:p text:style-name="P10">- chrootkit</text:p>
            <text:p text:style-name="P10">genutzt werden</text:p>
          </table:table-cell>
          <table:table-cell table:style-name="ZuprüfendePunkte.A1" office:value-type="string">
            <text:p text:style-name="Table_20_Contents"/>
          </table:table-cell>
        </table:table-row>
        <table:table-row>
          <table:table-cell table:style-name="ZuprüfendePunkte.A1" office:value-type="string">
            <text:p text:style-name="P9">Betriebshandbuch</text:p>
          </table:table-cell>
          <table:table-cell table:style-name="ZuprüfendePunkte.A1" office:value-type="string">
            <text:p text:style-name="P9">Es sollte in Betriebshandbuch existieren, in dem alle Änderungen und die Installation aller Pakete dokumentiert sind. Auch sollte in dem Handbuch die Lebensdauer der Server festgelegt sein, so dass frühzeitig die Neuinstallation oder ein Systemupdate stattfinden kann.</text:p>
          </table:table-cell>
          <table:table-cell table:style-name="ZuprüfendePunkte.A1" office:value-type="string">
            <text:p text:style-name="Table_20_Contents"/>
            <text:p text:style-name="Table_20_Contents"/>
          </table:table-cell>
        </table:table-row>
        <table:table-row>
          <table:table-cell table:style-name="ZuprüfendePunkte.A1" office:value-type="string">
            <text:p text:style-name="P6">Zugriffskontrolle</text:p>
          </table:table-cell>
          <table:table-cell table:style-name="ZuprüfendePunkte.A1" office:value-type="string">
            <text:p text:style-name="P6">Sämtliche Zugriffe <text:span text:style-name="T2">(via ssh) </text:span>sollten im Log dokumentiert sein, besonders die Zugriffe von externen Mitarbeitern <text:span text:style-name="T2">mit administrativen Rechten</text:span>. Die Zugriffe als „root“ sollten besonders überwacht und und eingeschränkt werden.</text:p>
          </table:table-cell>
          <table:table-cell table:style-name="ZuprüfendePunkte.A1" office:value-type="string">
            <text:p text:style-name="Table_20_Contents"/>
          </table:table-cell>
        </table:table-row>
      </table:table>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1T17:22:13.137848456</meta:creation-date>
    <meta:generator>LibreOffice/24.2.7.2$Linux_X86_64 LibreOffice_project/420$Build-2</meta:generator>
    <dc:date>2025-01-06T09:04:39.258770668</dc:date>
    <meta:editing-duration>PT1H53M5S</meta:editing-duration>
    <meta:editing-cycles>8</meta:editing-cycles>
    <meta:document-statistic meta:table-count="1" meta:image-count="0" meta:object-count="0" meta:page-count="2" meta:paragraph-count="42" meta:word-count="402" meta:character-count="3109" meta:non-whitespace-character-count="2744"/>
  </office:meta>
</office:document-meta>
</file>